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31mm"/>
    </style:style>
    <style:style style:name="co2" style:family="table-column">
      <style:table-column-properties fo:break-before="auto" style:column-width="27.18mm"/>
    </style:style>
    <style:style style:name="co3" style:family="table-column">
      <style:table-column-properties fo:break-before="auto" style:column-width="40.6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3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9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36.3mm" fo:break-before="auto" style:use-optimal-row-height="true"/>
    </style:style>
    <style:style style:name="ro7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5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50"/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style-name="ce1"/>
          <table:table-cell table:style-name="ce3" office:value-type="string" calcext:value-type="string">
            <text:p>Начало</text:p>
          </table:table-cell>
          <table:table-cell table:style-name="ce5" office:value-type="string" calcext:value-type="string">
            <text:p>Окончание</text:p>
          </table:table-cell>
          <table:table-cell table:style-name="ce5" office:value-type="string" calcext:value-type="string">
            <text:p>Продолжительность</text:p>
          </table:table-cell>
          <table:table-cell table:style-name="ce5" office:value-type="string" calcext:value-type="string">
            <text:p>Front</text:p>
          </table:table-cell>
          <table:table-cell table:style-name="ce5" office:value-type="string" calcext:value-type="string">
            <text:p>Back</text:p>
          </table:table-cell>
          <table:table-cell table:style-name="ce5" office:value-type="string" calcext:value-type="string">
            <text:p>Примечание</text:p>
          </table:table-cell>
          <table:table-cell table:style-name="ce5" table:number-columns-repeated="1016"/>
        </table:table-row>
        <table:table-row table:style-name="ro1">
          <table:table-cell table:style-name="ce1"/>
          <table:table-cell table:style-name="ce3"/>
          <table:table-cell table:style-name="ce5" table:number-columns-repeated="2"/>
          <table:table-cell table:style-name="ce7" table:formula="of:=SUM([.E3:.E61])" office:value-type="time" office:time-value="PT08H25M00.00000007S" calcext:value-type="time">
            <text:p>08:25:00</text:p>
          </table:table-cell>
          <table:table-cell table:style-name="ce7" table:formula="of:=SUM([.F3:.F61])" office:value-type="time" office:time-value="PT07H20M59.999998868S" calcext:value-type="time">
            <text:p>07:21:00</text:p>
          </table:table-cell>
          <table:table-cell table:style-name="ce5" table:number-columns-repeated="1017"/>
        </table:table-row>
        <table:table-row table:style-name="ro2">
          <table:table-cell office:value-type="string" calcext:value-type="string">
            <text:p>Настройка фреймворков и создание шаблонов</text:p>
          </table:table-cell>
          <table:table-cell table:style-name="ce4" office:value-type="date" office:date-value="2017-06-23T09:00:00" calcext:value-type="date">
            <text:p>23.06.17 09:00</text:p>
          </table:table-cell>
          <table:table-cell table:style-name="ce4" office:value-type="date" office:date-value="2017-06-23T14:03:00" calcext:value-type="date">
            <text:p>23.06.17 14:03</text:p>
          </table:table-cell>
          <table:table-cell table:style-name="ce6" table:formula="of:=[.C3]-[.B3]" office:value-type="time" office:time-value="PT05H03M00.000000168S" calcext:value-type="time">
            <text:p>05:03:00</text:p>
          </table:table-cell>
          <table:table-cell table:style-name="ce6" table:formula="of:=[.D3]" office:value-type="time" office:time-value="PT05H03M00.000000168S" calcext:value-type="time">
            <text:p>05:03: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Написание логики по тесту получения двух массивов из текста с тегами</text:p>
          </table:table-cell>
          <table:table-cell table:style-name="ce4" office:value-type="date" office:date-value="2017-06-23T17:30:00" calcext:value-type="date">
            <text:p>23.06.17 17:30</text:p>
          </table:table-cell>
          <table:table-cell table:style-name="ce4" office:value-type="date" office:date-value="2017-06-23T18:50:00" calcext:value-type="date">
            <text:p>23.06.17 18:50</text:p>
          </table:table-cell>
          <table:table-cell table:style-name="ce6" table:formula="of:=[.C4]-[.B4]" office:value-type="time" office:time-value="PT01H19M59.99999993S" calcext:value-type="time">
            <text:p>01:20:00</text:p>
          </table:table-cell>
          <table:table-cell/>
          <table:table-cell table:style-name="ce6" table:formula="of:=[.D4]" office:value-type="time" office:time-value="PT01H19M59.99999993S" calcext:value-type="time">
            <text:p>01:20: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Оформление результата</text:p>
          </table:table-cell>
          <table:table-cell table:style-name="ce4" office:value-type="date" office:date-value="2017-06-24T18:30:00" calcext:value-type="date">
            <text:p>24.06.17 18:30</text:p>
          </table:table-cell>
          <table:table-cell table:style-name="ce4" office:value-type="date" office:date-value="2017-06-24T19:15:00" calcext:value-type="date">
            <text:p>24.06.17 19:15</text:p>
          </table:table-cell>
          <table:table-cell table:style-name="ce6" table:formula="of:=[.C5]-[.B5]" office:value-type="time" office:time-value="PT00H45M00S" calcext:value-type="time">
            <text:p>00:45:00</text:p>
          </table:table-cell>
          <table:table-cell table:style-name="ce6" table:formula="of:=[.D5]" office:value-type="time" office:time-value="PT00H45M00S" calcext:value-type="time">
            <text:p>00:45: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Написание логики по тесту raz_dva_tri</text:p>
          </table:table-cell>
          <table:table-cell table:style-name="ce4" office:value-type="date" office:date-value="2017-06-24T19:30:00" calcext:value-type="date">
            <text:p>24.06.17 19:30</text:p>
          </table:table-cell>
          <table:table-cell table:style-name="ce4" office:value-type="date" office:date-value="2017-06-24T20:27:00" calcext:value-type="date">
            <text:p>24.06.17 20:27</text:p>
          </table:table-cell>
          <table:table-cell table:style-name="ce6" table:formula="of:=[.C6]-[.B6]" office:value-type="time" office:time-value="PT00H56M59.999999832S" calcext:value-type="time">
            <text:p>00:57:00</text:p>
          </table:table-cell>
          <table:table-cell/>
          <table:table-cell table:style-name="ce6" table:formula="of:=[.D6]" office:value-type="time" office:time-value="PT00H56M59.999999832S" calcext:value-type="time">
            <text:p>00:57: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Оформление результата</text:p>
          </table:table-cell>
          <table:table-cell table:style-name="ce4" office:value-type="date" office:date-value="2017-06-24T20:59:00" calcext:value-type="date">
            <text:p>24.06.17 20:59</text:p>
          </table:table-cell>
          <table:table-cell table:style-name="ce4" office:value-type="date" office:date-value="2017-06-24T21:17:00" calcext:value-type="date">
            <text:p>24.06.17 21:17</text:p>
          </table:table-cell>
          <table:table-cell table:style-name="ce6" table:formula="of:=[.C7]-[.B7]" office:value-type="time" office:time-value="PT00H18M00.000000377S" calcext:value-type="time">
            <text:p>00:18:00</text:p>
          </table:table-cell>
          <table:table-cell table:style-name="ce6" table:formula="of:=[.D7]" office:value-type="time" office:time-value="PT00H18M00.000000377S" calcext:value-type="time">
            <text:p>00:18:00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Написание логики по тесту Случайного дерева.</text:p>
          </table:table-cell>
          <table:table-cell table:style-name="ce4" office:value-type="date" office:date-value="2017-06-24T21:50:00" calcext:value-type="date">
            <text:p>24.06.17 21:50</text:p>
          </table:table-cell>
          <table:table-cell table:style-name="ce4" office:value-type="date" office:date-value="2017-06-24T22:28:00" calcext:value-type="date">
            <text:p>24.06.17 22:28</text:p>
          </table:table-cell>
          <table:table-cell table:style-name="ce6" table:formula="of:=[.C8]-[.B8]" office:value-type="time" office:time-value="PT00H37M59.999999888S" calcext:value-type="time">
            <text:p>00:38:00</text:p>
          </table:table-cell>
          <table:table-cell/>
          <table:table-cell table:style-name="ce6" table:formula="of:=[.D8]" office:value-type="time" office:time-value="PT00H37M59.999999888S" calcext:value-type="time">
            <text:p>00:38:00</text:p>
          </table:table-cell>
          <table:table-cell table:style-name="ce2" office:value-type="string" calcext:value-type="string">
            <text:p>Сделано в виде таблицы, в которой колонки — это разные уровни. Структуру видно. Со стрелочками, как в примере, быстро сделать не получилось. Долго сделать — затянулось на очень долго. Приостановил. Если такого вида, как сделано сейчас, недостаточно, то буду думать дальше. Но малой кровью не обойдется. Как сделать в виде дерева, пока не сообразил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date" office:date-value="2017-06-25T07:50:00" calcext:value-type="date">
            <text:p>25.06.17 07:50</text:p>
          </table:table-cell>
          <table:table-cell table:style-name="ce4" office:value-type="date" office:date-value="2017-06-25T08:38:00" calcext:value-type="date">
            <text:p>25.06.17 08:38</text:p>
          </table:table-cell>
          <table:table-cell table:style-name="ce6" table:formula="of:=[.C9]-[.B9]" office:value-type="time" office:time-value="PT00H47M59.999999958S" calcext:value-type="time">
            <text:p>00:48:00</text:p>
          </table:table-cell>
          <table:table-cell/>
          <table:table-cell table:style-name="ce6" table:formula="of:=[.D9]" office:value-type="time" office:time-value="PT00H47M59.999999958S" calcext:value-type="time">
            <text:p>00:48: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Оформление результата</text:p>
          </table:table-cell>
          <table:table-cell table:style-name="ce4" office:value-type="date" office:date-value="2017-06-25T21:30:00" calcext:value-type="date">
            <text:p>25.06.17 21:30</text:p>
          </table:table-cell>
          <table:table-cell table:style-name="ce4" office:value-type="date" office:date-value="2017-06-25T22:03:00" calcext:value-type="date">
            <text:p>25.06.17 22:03</text:p>
          </table:table-cell>
          <table:table-cell table:style-name="ce6" table:formula="of:=[.C10]-[.B10]" office:value-type="time" office:time-value="PT00H32M59.999999539S" calcext:value-type="time">
            <text:p>00:33:00</text:p>
          </table:table-cell>
          <table:table-cell table:style-name="ce6" table:formula="of:=[.D10]" office:value-type="time" office:time-value="PT00H32M59.999999539S" calcext:value-type="time">
            <text:p>00:33: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Написание логики по тесту Три потомка</text:p>
          </table:table-cell>
          <table:table-cell table:style-name="ce4" office:value-type="date" office:date-value="2017-06-25T22:05:00" calcext:value-type="date">
            <text:p>25.06.17 22:05</text:p>
          </table:table-cell>
          <table:table-cell table:style-name="ce4" office:value-type="date" office:date-value="2017-06-25T22:19:00" calcext:value-type="date">
            <text:p>25.06.17 22:19</text:p>
          </table:table-cell>
          <table:table-cell table:style-name="ce6" table:formula="of:=[.C11]-[.B11]" office:value-type="time" office:time-value="PT00H13M59.999999595S" calcext:value-type="time">
            <text:p>00:14:00</text:p>
          </table:table-cell>
          <table:table-cell/>
          <table:table-cell table:style-name="ce6" table:formula="of:=[.D11]" office:value-type="time" office:time-value="PT00H13M59.999999595S" calcext:value-type="time">
            <text:p>00:14: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Оформление результата</text:p>
          </table:table-cell>
          <table:table-cell table:style-name="ce4" office:value-type="date" office:date-value="2017-06-25T22:20:00" calcext:value-type="date">
            <text:p>25.06.17 22:20</text:p>
          </table:table-cell>
          <table:table-cell table:style-name="ce4" office:value-type="date" office:date-value="2017-06-25T22:46:00" calcext:value-type="date">
            <text:p>25.06.17 22:46</text:p>
          </table:table-cell>
          <table:table-cell table:style-name="ce6" table:formula="of:=[.C12]-[.B12]" office:value-type="time" office:time-value="PT00H26M00.000000056S" calcext:value-type="time">
            <text:p>00:26:00</text:p>
          </table:table-cell>
          <table:table-cell table:style-name="ce6" table:formula="of:=[.D12]" office:value-type="time" office:time-value="PT00H26M00.000000056S" calcext:value-type="time">
            <text:p>00:26: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Написание логики по тесту Два родителя.</text:p>
          </table:table-cell>
          <table:table-cell table:style-name="ce4" office:value-type="date" office:date-value="2017-06-26T15:35:00" calcext:value-type="date">
            <text:p>26.06.17 15:35</text:p>
          </table:table-cell>
          <table:table-cell table:style-name="ce4" office:value-type="date" office:date-value="2017-06-26T15:50:00" calcext:value-type="date">
            <text:p>26.06.17 15:50</text:p>
          </table:table-cell>
          <table:table-cell table:style-name="ce6" table:formula="of:=[.C13]-[.B13]" office:value-type="time" office:time-value="PT00H14M59.99999979S" calcext:value-type="time">
            <text:p>00:15:00</text:p>
          </table:table-cell>
          <table:table-cell/>
          <table:table-cell table:style-name="ce6" table:formula="of:=[.D13]" office:value-type="time" office:time-value="PT00H14M59.99999979S" calcext:value-type="time">
            <text:p>00:15: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Оформление результата</text:p>
          </table:table-cell>
          <table:table-cell table:style-name="ce4" office:value-type="date" office:date-value="2017-06-26T16:05:00" calcext:value-type="date">
            <text:p>26.06.17 16:05</text:p>
          </table:table-cell>
          <table:table-cell table:style-name="ce4" office:value-type="date" office:date-value="2017-06-26T16:36:00" calcext:value-type="date">
            <text:p>26.06.17 16:36</text:p>
          </table:table-cell>
          <table:table-cell table:style-name="ce6" table:formula="of:=[.C14]-[.B14]" office:value-type="time" office:time-value="PT00H30M59.999999776S" calcext:value-type="time">
            <text:p>00:31:00</text:p>
          </table:table-cell>
          <table:table-cell table:style-name="ce6" table:formula="of:=[.D14]" office:value-type="time" office:time-value="PT00H30M59.999999776S" calcext:value-type="time">
            <text:p>00:3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Лям элементов</text:p>
          </table:table-cell>
          <table:table-cell table:style-name="ce4" office:value-type="date" office:date-value="2017-06-26T17:06:00" calcext:value-type="date">
            <text:p>26.06.17 17:06</text:p>
          </table:table-cell>
          <table:table-cell table:style-name="ce4" office:value-type="date" office:date-value="2017-06-26T18:35:00" calcext:value-type="date">
            <text:p>26.06.17 18:35</text:p>
          </table:table-cell>
          <table:table-cell table:style-name="ce6" table:formula="of:=[.C15]-[.B15]" office:value-type="time" office:time-value="PT01H28M59.999999804S" calcext:value-type="time">
            <text:p>01:29:00</text:p>
          </table:table-cell>
          <table:table-cell/>
          <table:table-cell table:style-name="ce6" table:formula="of:=[.D15]" office:value-type="time" office:time-value="PT01H28M59.999999804S" calcext:value-type="time">
            <text:p>01:29: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Оформление результата</text:p>
          </table:table-cell>
          <table:table-cell table:style-name="ce4" office:value-type="date" office:date-value="2017-06-26T18:36:00" calcext:value-type="date">
            <text:p>26.06.17 18:36</text:p>
          </table:table-cell>
          <table:table-cell table:style-name="ce4" office:value-type="date" office:date-value="2017-06-26T19:05:00" calcext:value-type="date">
            <text:p>26.06.17 19:05</text:p>
          </table:table-cell>
          <table:table-cell table:style-name="ce6" table:formula="of:=[.C16]-[.B16]" office:value-type="time" office:time-value="PT00H29M00.000000014S" calcext:value-type="time">
            <text:p>00:29:00</text:p>
          </table:table-cell>
          <table:table-cell table:style-name="ce6" table:formula="of:=[.D16]" office:value-type="time" office:time-value="PT00H29M00.000000014S" calcext:value-type="time">
            <text:p>00:29:0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Массив 2D</text:p>
          </table:table-cell>
          <table:table-cell table:style-name="ce4" office:value-type="date" office:date-value="2017-06-27T22:15:00" calcext:value-type="date">
            <text:p>27.06.17 22:15</text:p>
          </table:table-cell>
          <table:table-cell table:style-name="ce4" office:value-type="date" office:date-value="2017-06-27T23:55:00" calcext:value-type="date">
            <text:p>27.06.17 23:55</text:p>
          </table:table-cell>
          <table:table-cell table:style-name="ce6" table:formula="of:=[.C17]-[.B17]" office:value-type="time" office:time-value="PT01H40M00.00000007S" calcext:value-type="time">
            <text:p>01:40:00</text:p>
          </table:table-cell>
          <table:table-cell/>
          <table:table-cell table:style-name="ce6" table:formula="of:=[.D17]" office:value-type="time" office:time-value="PT01H40M00.00000007S" calcext:value-type="time">
            <text:p>01:40: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Оформление результата</text:p>
          </table:table-cell>
          <table:table-cell table:style-name="ce4" office:value-type="date" office:date-value="2017-06-28T00:02:00" calcext:value-type="date">
            <text:p>28.06.17 00:02</text:p>
          </table:table-cell>
          <table:table-cell table:style-name="ce4" office:value-type="date" office:date-value="2017-06-28T00:22:00" calcext:value-type="date">
            <text:p>28.06.17 00:22</text:p>
          </table:table-cell>
          <table:table-cell table:style-name="ce6" table:formula="of:=[.C18]-[.B18]" office:value-type="time" office:time-value="PT00H20M00.00000014S" calcext:value-type="time">
            <text:p>00:20:00</text:p>
          </table:table-cell>
          <table:table-cell table:style-name="ce6" table:formula="of:=[.D18]" office:value-type="time" office:time-value="PT00H20M00.00000014S" calcext:value-type="time">
            <text:p>00:20:00</text:p>
          </table:table-cell>
          <table:table-cell table:style-name="ce6"/>
          <table:table-cell table:number-columns-repeated="1017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.00.0000</text:date>, <text:time style:data-style-name="N2" text:time-value="07:55:44.11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08:32:20.451000000</meta:creation-date>
    <meta:generator>LibreOffice/5.1.0.3$Windows_x86 LibreOffice_project/5e3e00a007d9b3b6efb6797a8b8e57b51ab1f737</meta:generator>
    <dc:date>2017-06-28T00:29:41.335000000</dc:date>
    <meta:editing-duration>P3DT9H59M32S</meta:editing-duration>
    <meta:editing-cycles>44</meta:editing-cycles>
    <meta:document-statistic meta:table-count="1" meta:cell-count="88" meta:object-count="0"/>
  </office:meta>
</office:document-meta>
</file>